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2.215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2.817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5.32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4.32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4.741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793cm" fo:min-width="0cm"/>
      <style:paragraph-properties style:writing-mode="lr-tb"/>
    </style:style>
    <style:style style:name="gr8" style:family="graphic" style:parent-style-name="standard">
      <style:graphic-properties draw:stroke="none" draw:fill="none" fo:min-height="1.898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style>
    <style:style style:name="P3" style:family="paragraph">
      <style:paragraph-properties fo:margin-left="0cm" fo:margin-right="0cm" fo:margin-top="0cm" fo:margin-bottom="0cm" fo:line-height="100%" fo:text-align="justify" fo:text-indent="0cm"/>
    </style:style>
    <style:style style:name="P4" style:family="paragraph">
      <loext:graphic-properties draw:fill="none" draw:fill-color="#ffffff"/>
      <style:paragraph-properties fo:text-align="justify" style:writing-mode="lr-tb"/>
      <style:text-properties style:font-name="Arial" fo:font-size="9pt" style:font-size-asian="9pt" style:font-size-complex="9pt"/>
    </style:style>
    <style:style style:name="P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style:font-name="Arial" fo:font-size="12pt" style:font-size-asian="12pt" style:font-size-complex="12pt"/>
    </style:style>
    <style:style style:name="P8" style:family="paragraph">
      <loext:graphic-properties draw:fill="none"/>
      <style:paragraph-properties style:writing-mode="lr-tb"/>
      <style:text-properties fo:font-size="10pt" style:font-size-asian="10pt" style:font-size-complex="10pt"/>
    </style:style>
    <style:style style:name="P9" style:family="paragraph">
      <loext:graphic-properties draw:fill="none" draw:fill-color="#ffffff"/>
      <style:paragraph-properties fo:text-align="start" style:writing-mode="lr-tb"/>
      <style:text-properties style:font-name="Arial" fo:font-size="10pt" style:font-size-asian="10pt" style:font-size-complex="10pt"/>
    </style:style>
    <style:style style:name="T1" style:family="text">
      <style:text-properties style:font-name="Arial" fo:font-size="9pt" style:font-size-asian="9pt" style:font-size-complex="9pt"/>
    </style:style>
    <style:style style:name="T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name="Arial" fo:font-size="12pt" style:font-size-asian="12pt" style:font-size-complex="12pt"/>
    </style:style>
    <style:style style:name="T6"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4.85cm" svg:x2="21cm" svg:y2="14.85cm">
          <text:p/>
        </draw:line>
        <draw:line draw:style-name="gr1" draw:text-style-name="P1" draw:layer="layout" svg:x1="10.5cm" svg:y1="0cm" svg:x2="10.5cm" svg:y2="14.875cm">
          <text:p/>
        </draw:line>
        <draw:frame draw:style-name="gr2" draw:text-style-name="P4" draw:layer="layout" svg:width="8.625cm" svg:height="12.465cm" svg:x="1cm" svg:y="1.5cm">
          <draw:text-box>
            <text:p text:style-name="P2"><text:span text:style-name="T1">Gremetith était un géant exilé venant d’une chaîne de montagnes de la Terre Sans Fin. Il était convaincu que les dieux étaient des imposteurs qui ne tirent leur puissance que de la peur et la crédulité des mortels. Son dessein était de mettre les dieux un à un à genoux, afin d'ouvrir les yeux des mortels et de rétablir le juste équilibre des choses. C'était un géant très puissant qui maniait aussi bien la sorcellerie que le marteau de guerre, et il mit bon nombre de dieux à terre, jusqu'au jour où il vainquit Schein, le dieu de la connexion, et détruisit son temple. Schein était mal-aimé parmi les dieux, et ce combat était en réalité un piège tendu par Olonock le dieu de l'intégrité, et Animar le dieu de l'âme. Sacrifiant leur confrère, les deux dieux attendirent la fin du combat pour neutraliser le puissant Gremetith, et enfermèrent son âme dans un rocher avant de détruire son corps.</text:span></text:p>
            <text:p text:style-name="P2"><text:span text:style-name="T1">Gremetith resta de nombreuses années prisonnier de ce roc, avant de pouvoir le plier à sa volonté et en faire son nouveau corps. Il n'était plus le grand Gremetith craint par les dieux, mais sa détermination n'était que renforcée. Il jura alors de tuer tous les dieux de la Terre Sans Fin sans exception. Il rêvait également de pouvoir trouver une enveloppe corporelle moins limitée, mais il ignorait comment s’y prendre. Au cours de sa quête il rencontra Hurwuti, l'araignée masquée, qui entretenait également une haîne profonde envers les dieux. Ils se lièrent d'amitié et pourfendirent ensemble de nombreuses divinités.</text:span></text:p>
            <text:p text:style-name="P3"><text:span text:style-name="T2">Un jour qu'ils chassaient dans une mine, le sol trembla soudain et les murs s'effondrèrent autour d'eux, les laissant prisonniers. <text:s/>Un sentiment étrange les parcoura et ils sentirent que ce n’était pas dans une simple chasse au dieu qu’ils venaient de s’embarquer.</text:span></text:p>
          </draw:text-box>
        </draw:frame>
        <draw:frame draw:style-name="gr3" draw:text-style-name="P4" draw:layer="layout" svg:width="8.875cm" svg:height="13.067cm" svg:x="11.125cm" svg:y="1.5cm">
          <draw:text-box>
            <text:p text:style-name="P2"><text:span text:style-name="T2">Hurwuti est une grande araignée au corps d’un noir absolu. Elle fut élevée par son père Hur, le plus petit et humble des dieux, dans une contrée reculée de la Terre Sans Fin. Hur vivait simplement, tel un mortel, dans une petite bicoque de bois. Il était le dieu des mystères et des secrets, et ne divulgait des information que lorsque cela était nécessaire. Il ne révéla donc jamais à </text:span><text:span text:style-name="T1">Hurwuti l'identité exacte de sa mère, si ce n'est que comme lui elle était également une déesse, au corps aussi noir que ce lui de sa fille. Hur pensait que sa fille était faible comme lui, et l'avait enfermée dans sa cabane depuis sa naissance pour la protéger. Quand Hurwuti découvrit qu'il existait un monde extérieur que son père lui dissimulait, elle devint folle de rage, tua Hur et le dévora sous l'effet de la colère. À ce moment son visage se couvrit d'un masque blanc de honte, dernier vestige de l'existence du dieu.</text:span></text:p>
            <text:p text:style-name="P2"><text:span text:style-name="T1">La haîne de l'araignée envers son père n'était pourtant pas apaisée, et s’était même généralisée à tous les dieux. Qui sont-ils pour prétendre pouvoir contrôler la vie des plus faibles ? Depuis ce jour Hurwuti parcourut la Terre Sans Fin à la recherche de dieux à tuer. Parmi eux elle cherchait notamment sa propre mère. En effet ses sentiments envers elle étaient mitigés : d'un côté elle aimerait avoir une figure maternelle à qui se confier, et d'un autre côté elle lui en voulait terriblement pour l'avoir abandonnée à sa naissance. Au cours de sa quête elle rencontra Gremetith, le mystérieux golem de pierre, qui entretenait également une haîne profonde envers les dieux. Ils se lièrent d'amitié et pourfendirent ensemble de nombreuses divinités. Elle ne lui avoua cependant jamais sa propre origine divine, de peur qu'il s'en prenne également à elle.</text:span></text:p>
            <text:p text:style-name="P3"><text:span text:style-name="T2">Un jour qu'ils chassaient dans une mine, le sol trembla soudain et les murs s'effondrèrent autour d'eux, les laissant prisonniers. <text:s/>Un sentiment étrange les parcoura et ils sentirent que ce n’était pas dans une simple chasse au dieu qu’ils venaient de s’embarquer.</text:span></text:p>
          </draw:text-box>
        </draw:frame>
        <draw:frame draw:style-name="gr4" draw:text-style-name="P5" draw:layer="layout" svg:width="5.823cm" svg:height="0.806cm" svg:x="2.25cm" svg:y="0.7cm">
          <draw:text-box>
            <text:p><text:span text:style-name="T3">Gremetith</text:span><text:span text:style-name="T4">, le prisonnier</text:span></text:p>
          </draw:text-box>
        </draw:frame>
        <draw:frame draw:style-name="gr5" draw:text-style-name="P5" draw:layer="layout" svg:width="4.829cm" svg:height="0.806cm" svg:x="13.202cm" svg:y="0.7cm">
          <draw:text-box>
            <text:p><text:span text:style-name="T3">Hurwuti</text:span><text:span text:style-name="T4">, la bâtarde</text:span></text:p>
          </draw:text-box>
        </draw:frame>
        <draw:line draw:style-name="gr1" draw:text-style-name="P1" draw:layer="layout" svg:x1="0cm" svg:y1="18.2cm" svg:x2="21cm" svg:y2="18.2cm">
          <text:p/>
        </draw:line>
        <draw:line draw:style-name="gr1" draw:text-style-name="P1" draw:layer="layout" svg:x1="0cm" svg:y1="23.9cm" svg:x2="21cm" svg:y2="23.9cm">
          <text:p/>
        </draw:line>
        <draw:frame draw:style-name="gr6" draw:text-style-name="P7" draw:layer="layout" svg:width="8.625cm" svg:height="4.991cm" svg:x="0.901cm" svg:y="19.59cm">
          <draw:text-box>
            <text:list text:style-name="L1">
              <text:list-item>
                <text:p text:style-name="P6"><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AAAAAA</text:span><text:span text:style-name="T5">AA</text:span></text:p>
              </text:list-item>
            </text:list>
          </draw:text-box>
        </draw:frame>
        <draw:frame draw:style-name="gr7" draw:text-style-name="P7" draw:layer="layout" svg:width="8.849cm" svg:height="4.043cm" svg:x="10.901cm" svg:y="19.601cm">
          <draw:text-box>
            <text:list text:style-name="L1">
              <text:list-item>
                <text:p text:style-name="P6"><text:span text:style-name="T5">Karvel connaît les voies du Sel</text:span></text:p>
              </text:list-item>
              <text:list-item>
                <text:p text:style-name="P6"><text:span text:style-name="T5">Consommer du Sel rend Karvel plus fort.</text:span></text:p>
              </text:list-item>
              <text:list-item>
                <text:p text:style-name="P6"><text:span text:style-name="T5">Karvel possède le réceptacle du Sel, un artefact supposé indiquer le chemin vers l’objet des désirs de quiconque lui offre assez de cristaux de Sel différents</text:span></text:p>
              </text:list-item>
            </text:list>
          </draw:text-box>
        </draw:frame>
        <draw:line draw:style-name="gr1" draw:text-style-name="P1" draw:layer="layout" svg:x1="10.5cm" svg:y1="18.25cm" svg:x2="10.5cm" svg:y2="29.7cm">
          <text:p/>
        </draw:line>
        <draw:frame draw:style-name="gr8" draw:text-style-name="P8" draw:layer="layout" svg:width="18.839cm" svg:height="2.148cm" svg:x="0.911cm" svg:y="15.636cm">
          <draw:text-box>
            <text:p><text:span text:style-name="T6">Cet homme était autrefois Orcanna, le meneur d'une grande caravane marchande de la Terre Sans Fin. Un jour, en ouvrant la porte de sa tente il tomba sur un long couloir, dans lequel il s'engouffra. Il progressa quelques instants dans la galerie avant de s'égarer. Il se retrouva seul dans le noir pendant quelques instants, avant d'entendre une étrange chanson, puis il sentit une forte douleur et soudainement plus rien.</text:span></text:p>
          </draw:text-box>
        </draw:frame>
        <draw:frame draw:style-name="gr7" draw:text-style-name="P9" draw:layer="layout" svg:width="8.473cm" svg:height="4.043cm" svg:x="10.902cm" svg:y="24.602cm">
          <draw:text-box>
            <text:list text:style-name="L1">
              <text:list-item>
                <text:p text:style-name="P6"><text:span text:style-name="T6">Anacron-Bot réduit de 1 les dégâts physiques qu’il subit.</text:span></text:p>
              </text:list-item>
              <text:list-item>
                <text:p text:style-name="P6"><text:span text:style-name="T6">Anacron-Bot augmente de 1 les dégâts électriques qu’il subit.</text:span></text:p>
              </text:list-item>
              <text:list-item>
                <text:p text:style-name="P6"><text:span text:style-name="T6">Les coups de poing d’Anacron-Bot infligent [physique 1 + électrique 1] distance.</text:span></text:p>
              </text:list-item>
              <text:list-item>
                <text:p text:style-name="P6"><text:span text:style-name="T6">Anacron-Bot peut passer son tour pour supprimer 1 blessure de sa main/défausse.</text:span></text:p>
              </text:list-item>
              <text:list-item>
                <text:p text:style-name="P6"><text:span text:style-name="T6">Anacron-Bot a la classe.</text:span></text:p>
              </text:list-item>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0T20:58:38.045000000</meta:creation-date>
    <meta:generator>LibreOffice/7.3.7.2$Linux_X86_64 LibreOffice_project/30$Build-2</meta:generator>
    <dc:date>2023-10-15T13:34:30.941316434</dc:date>
    <meta:editing-duration>PT17H6M16S</meta:editing-duration>
    <meta:editing-cycles>20</meta:editing-cycles>
    <meta:document-statistic meta:object-count="13"/>
  </office:meta>
</office:document-meta>
</file>